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3729in" table:align="left"/>
    </style:style>
    <style:style style:name="Table1.A" style:family="table-column">
      <style:table-column-properties style:column-width="2.3083in"/>
    </style:style>
    <style:style style:name="Table1.B" style:family="table-column">
      <style:table-column-properties style:column-width="2.0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3729in" table:align="left"/>
    </style:style>
    <style:style style:name="Table2.A" style:family="table-column">
      <style:table-column-properties style:column-width="2.3083in"/>
    </style:style>
    <style:style style:name="Table2.B" style:family="table-column">
      <style:table-column-properties style:column-width="2.064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0pt" fo:font-weight="bold" officeooo:rsid="0014915b" officeooo:paragraph-rsid="0014915b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2pt" fo:font-weight="bold" officeooo:rsid="0014915b" officeooo:paragraph-rsid="0014915b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4915b" officeooo:paragraph-rsid="0014915b" style:font-size-asian="10.5pt" style:font-weight-asian="normal" style:font-size-complex="12pt" style:font-weight-complex="normal"/>
    </style:style>
    <style:style style:name="P4" style:family="paragraph" style:parent-style-name="Table_20_Contents">
      <style:text-properties fo:font-size="12pt" style:font-size-asian="10.5pt" style:font-size-complex="12pt"/>
    </style:style>
    <style:style style:name="P5" style:family="paragraph" style:parent-style-name="Table_20_Contents">
      <style:text-properties fo:font-size="12pt" officeooo:rsid="0014915b" officeooo:paragraph-rsid="0014915b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tput</text:p>
      <text:p text:style-name="P2">Run 1: </text:p>
      <text:p text:style-name="P3">guillaumes@aldenv102:~/repos/cs112S2015/cs112S2015-guillaumes2/labs/lab9$ java edu/allegheny/solve/JosephusSolver 4 2</text:p>
      <text:p text:style-name="P3"><text:s text:c="2"/>Queue: (0, 1, 2, 3) <text:s/>k = 2</text:p>
      <text:p text:style-name="P3"><text:s text:c="4"/>2 is out</text:p>
      <text:p text:style-name="P3"><text:s text:c="2"/>Queue: (3, 0, 1) <text:s/>k = 2</text:p>
      <text:p text:style-name="P3"><text:s text:c="4"/>1 is out</text:p>
      <text:p text:style-name="P3"><text:s text:c="2"/>Queue: (3, 0) <text:s/>k = 2</text:p>
      <text:p text:style-name="P3"><text:s text:c="4"/>3 is out</text:p>
      <text:p text:style-name="P3">Champion is: 0</text:p>
      <text:p text:style-name="P3">Time: 4</text:p>
      <text:p text:style-name="P2"/>
      <text:p text:style-name="P2"/>
      <text:p text:style-name="P2">Run 2: </text:p>
      <text:p text:style-name="P3">guillaumes@aldenv102:~/repos/cs112S2015/cs112S2015-guillaumes2/labs/lab9$ java edu/allegheny/solve/JosephusSolver 7 7</text:p>
      <text:p text:style-name="P3"><text:s text:c="2"/>Queue: (0, 1, 2, 3, 4, 5, 6) <text:s/>k = 7</text:p>
      <text:p text:style-name="P3"><text:s text:c="4"/>0 is out</text:p>
      <text:p text:style-name="P3"><text:s text:c="2"/>Queue: (1, 2, 3, 4, 5, 6) <text:s/>k = 7</text:p>
      <text:p text:style-name="P3"><text:s text:c="4"/>2 is out</text:p>
      <text:p text:style-name="P3"><text:s text:c="2"/>Queue: (3, 4, 5, 6, 1) <text:s/>k = 7</text:p>
      <text:p text:style-name="P3"><text:s text:c="4"/>5 is out</text:p>
      <text:p text:style-name="P3"><text:s text:c="2"/>Queue: (6, 1, 3, 4) <text:s/>k = 7</text:p>
      <text:p text:style-name="P3"><text:s text:c="4"/>4 is out</text:p>
      <text:p text:style-name="P3"><text:s text:c="2"/>Queue: (6, 1, 3) <text:s/>k = 7</text:p>
      <text:p text:style-name="P3"><text:s text:c="4"/>1 is out</text:p>
      <text:p text:style-name="P3"><text:s text:c="2"/>Queue: (3, 6) <text:s/>k = 7</text:p>
      <text:p text:style-name="P3"><text:s text:c="4"/>6 is out</text:p>
      <text:p text:style-name="P3">Champion is: 3</text:p>
      <text:p text:style-name="P3">Time: 3</text:p>
      <text:p text:style-name="P2"/>
      <text:p text:style-name="P2"/>
      <text:p text:style-name="P2">Run 3: </text:p>
      <text:p text:style-name="P3">guillaumes@aldenv102:~/repos/cs112S2015/cs112S2015-guillaumes2/labs/lab9$ java edu/allegheny/solve/JosephusSolver 3 10</text:p>
      <text:p text:style-name="P3"><text:s text:c="2"/>Queue: (0, 1, 2) <text:s/>k = 10</text:p>
      <text:p text:style-name="P3"><text:s text:c="4"/>1 is out</text:p>
      <text:p text:style-name="P3"><text:s text:c="2"/>Queue: (2, 0) <text:s/>k = 10</text:p>
      <text:p text:style-name="P3"><text:s text:c="4"/>2 is out</text:p>
      <text:p text:style-name="P3">Champion is: 0</text:p>
      <text:p text:style-name="P3">Time: 3</text:p>
      <text:p text:style-name="P2"/>
      <text:p text:style-name="P2"/>
      <text:p text:style-name="P2">Run 4: </text:p>
      <text:p text:style-name="P3">guillaumes@aldenv102:~/repos/cs112S2015/cs112S2015-guillaumes2/labs/lab9$ java edu/allegheny/solve/JosephusSolver 6 100</text:p>
      <text:p text:style-name="P3"><text:s text:c="2"/>Queue: (0, 1, 2, 3, 4, 5) <text:s/>k = 100</text:p>
      <text:p text:style-name="P3"><text:soft-page-break/><text:s text:c="4"/>4 is out</text:p>
      <text:p text:style-name="P3"><text:s text:c="2"/>Queue: (5, 0, 1, 2, 3) <text:s/>k = 100</text:p>
      <text:p text:style-name="P3"><text:s text:c="4"/>5 is out</text:p>
      <text:p text:style-name="P3"><text:s text:c="2"/>Queue: (0, 1, 2, 3) <text:s/>k = 100</text:p>
      <text:p text:style-name="P3"><text:s text:c="4"/>0 is out</text:p>
      <text:p text:style-name="P3"><text:s text:c="2"/>Queue: (1, 2, 3) <text:s/>k = 100</text:p>
      <text:p text:style-name="P3"><text:s text:c="4"/>2 is out</text:p>
      <text:p text:style-name="P3"><text:s text:c="2"/>Queue: (3, 1) <text:s/>k = 100</text:p>
      <text:p text:style-name="P3"><text:s text:c="4"/>3 is out</text:p>
      <text:p text:style-name="P3">Champion is: 1</text:p>
      <text:p text:style-name="P3">Time: 3</text:p>
      <text:p text:style-name="P2"/>
      <text:p text:style-name="P2">Run 5: </text:p>
      <text:p text:style-name="P3">guillaumes@aldenv102:~/repos/cs112S2015/cs112S2015-guillaumes2/labs/lab9$ java edu/allegheny/solve/JosephusSolver 10 2</text:p>
      <text:p text:style-name="P3"><text:s text:c="2"/>Queue: (0, 1, 2, 3, 4, 5, 6, 7, 8, 9) <text:s/>k = 2</text:p>
      <text:p text:style-name="P3"><text:s text:c="4"/>2 is out</text:p>
      <text:p text:style-name="P3"><text:s text:c="2"/>Queue: (3, 4, 5, 6, 7, 8, 9, 0, 1) <text:s/>k = 2</text:p>
      <text:p text:style-name="P3"><text:s text:c="4"/>5 is out</text:p>
      <text:p text:style-name="P3"><text:s text:c="2"/>Queue: (6, 7, 8, 9, 0, 1, 3, 4) <text:s/>k = 2</text:p>
      <text:p text:style-name="P3"><text:s text:c="4"/>8 is out</text:p>
      <text:p text:style-name="P3"><text:s text:c="2"/>Queue: (9, 0, 1, 3, 4, 6, 7) <text:s/>k = 2</text:p>
      <text:p text:style-name="P3"><text:s text:c="4"/>1 is out</text:p>
      <text:p text:style-name="P3"><text:s text:c="2"/>Queue: (3, 4, 6, 7, 9, 0) <text:s/>k = 2</text:p>
      <text:p text:style-name="P3"><text:s text:c="4"/>6 is out</text:p>
      <text:p text:style-name="P3"><text:s text:c="2"/>Queue: (7, 9, 0, 3, 4) <text:s/>k = 2</text:p>
      <text:p text:style-name="P3"><text:s text:c="4"/>0 is out</text:p>
      <text:p text:style-name="P3"><text:s text:c="2"/>Queue: (3, 4, 7, 9) <text:s/>k = 2</text:p>
      <text:p text:style-name="P3"><text:s text:c="4"/>7 is out</text:p>
      <text:p text:style-name="P3"><text:s text:c="2"/>Queue: (9, 3, 4) <text:s/>k = 2</text:p>
      <text:p text:style-name="P3"><text:s text:c="4"/>4 is out</text:p>
      <text:p text:style-name="P3"><text:s text:c="2"/>Queue: (9, 3) <text:s/>k = 2</text:p>
      <text:p text:style-name="P3"><text:s text:c="4"/>9 is out</text:p>
      <text:p text:style-name="P3">Champion is: 3</text:p>
      <text:p text:style-name="P3">Time: 7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able of Doubling Experiments: </text:p>
      <text:p text:style-name="P3">***(children, steps)</text:p>
      <text:p text:style-name="P3"/>
      <text:p text:style-name="P3">Table 1: Doubling the Number of Children(x, 2)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x</text:p>
          </table:table-cell>
          <table:table-cell table:style-name="Table2.B1" office:value-type="string">
            <text:p text:style-name="P5">Time (milliseconds)</text:p>
          </table:table-cell>
        </table:table-row>
        <table:table-row>
          <table:table-cell table:style-name="Table2.A2" office:value-type="string">
            <text:p text:style-name="P5">50</text:p>
          </table:table-cell>
          <table:table-cell table:style-name="Table2.B2" office:value-type="string">
            <text:p text:style-name="P5">9</text:p>
          </table:table-cell>
        </table:table-row>
        <table:table-row>
          <table:table-cell table:style-name="Table2.A2" office:value-type="string">
            <text:p text:style-name="P5">100</text:p>
          </table:table-cell>
          <table:table-cell table:style-name="Table2.B2" office:value-type="string">
            <text:p text:style-name="P5">24</text:p>
          </table:table-cell>
        </table:table-row>
        <table:table-row>
          <table:table-cell table:style-name="Table2.A2" office:value-type="string">
            <text:p text:style-name="P5">200</text:p>
          </table:table-cell>
          <table:table-cell table:style-name="Table2.B2" office:value-type="string">
            <text:p text:style-name="P5">105</text:p>
          </table:table-cell>
        </table:table-row>
        <table:table-row>
          <table:table-cell table:style-name="Table2.A2" office:value-type="string">
            <text:p text:style-name="P5">400</text:p>
          </table:table-cell>
          <table:table-cell table:style-name="Table2.B2" office:value-type="string">
            <text:p text:style-name="P5">869</text:p>
          </table:table-cell>
        </table:table-row>
        <table:table-row>
          <table:table-cell table:style-name="Table2.A2" office:value-type="string">
            <text:p text:style-name="P5">800</text:p>
          </table:table-cell>
          <table:table-cell table:style-name="Table2.B2" office:value-type="string">
            <text:p text:style-name="P5">3914</text:p>
          </table:table-cell>
        </table:table-row>
      </table:table>
      <text:p text:style-name="P3"/>
      <text:p text:style-name="P3"/>
      <text:p text:style-name="P3">Table 2: Doubling the Number of Steps (2, x)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x</text:p>
          </table:table-cell>
          <table:table-cell table:style-name="Table1.B1" office:value-type="string">
            <text:p text:style-name="P5">Time (milliseconds)</text:p>
          </table:table-cell>
        </table:table-row>
        <table:table-row>
          <table:table-cell table:style-name="Table1.A2" office:value-type="string">
            <text:p text:style-name="P5">50,000</text:p>
          </table:table-cell>
          <table:table-cell table:style-name="Table1.B2" office:value-type="string">
            <text:p text:style-name="P5">9</text:p>
          </table:table-cell>
        </table:table-row>
        <table:table-row>
          <table:table-cell table:style-name="Table1.A2" office:value-type="string">
            <text:p text:style-name="P5">100,000</text:p>
          </table:table-cell>
          <table:table-cell table:style-name="Table1.B2" office:value-type="string">
            <text:p text:style-name="P5">12</text:p>
          </table:table-cell>
        </table:table-row>
        <table:table-row>
          <table:table-cell table:style-name="Table1.A2" office:value-type="string">
            <text:p text:style-name="P5">200,000</text:p>
          </table:table-cell>
          <table:table-cell table:style-name="Table1.B2" office:value-type="string">
            <text:p text:style-name="P5">15</text:p>
          </table:table-cell>
        </table:table-row>
        <table:table-row>
          <table:table-cell table:style-name="Table1.A2" office:value-type="string">
            <text:p text:style-name="P5">400,000</text:p>
          </table:table-cell>
          <table:table-cell table:style-name="Table1.B2" office:value-type="string">
            <text:p text:style-name="P5">21</text:p>
          </table:table-cell>
        </table:table-row>
        <table:table-row>
          <table:table-cell table:style-name="Table1.A2" office:value-type="string">
            <text:p text:style-name="P5">800,000</text:p>
          </table:table-cell>
          <table:table-cell table:style-name="Table1.B2" office:value-type="string">
            <text:p text:style-name="P5">31</text:p>
          </table:table-cell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21:34:56.518985694</meta:creation-date>
    <dc:date>2015-04-09T21:50:14.303859425</dc:date>
    <meta:editing-duration>PT7S</meta:editing-duration>
    <meta:editing-cycles>1</meta:editing-cycles>
    <meta:document-statistic meta:table-count="2" meta:image-count="0" meta:object-count="0" meta:page-count="3" meta:paragraph-count="99" meta:word-count="400" meta:character-count="2107" meta:non-whitespace-character-count="1561"/>
    <meta:generator>LibreOffice/4.2.7.2$Linux_X86_64 LibreOffice_project/420m0$Build-2</meta:generator>
  </office:meta>
</office:document-meta>
</file>